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A00000085C33CACC1D63FE2A7.png" manifest:media-type="image/png"/>
  <manifest:file-entry manifest:full-path="Pictures/1000824D00001B7200000DC6A027DED3D85215B1.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Liberation Serif" fo:font-size="12pt" fo:font-weight="bold" officeooo:rsid="0017aee6" officeooo:paragraph-rsid="001e490a" fo:background-color="transparent" style:font-size-asian="12pt" style:font-weight-asian="bold" style:font-size-complex="12pt" style:font-weight-complex="bold"/>
    </style:style>
    <style:style style:name="P2" style:family="paragraph" style:parent-style-name="Standard">
      <style:paragraph-properties fo:text-align="center" style:justify-single-word="false"/>
      <style:text-properties fo:color="#000000" style:font-name="Liberation Serif" fo:font-size="12pt" officeooo:paragraph-rsid="001e490a" fo:background-color="transparent" style:font-size-asian="12pt" style:font-size-complex="12pt"/>
    </style:style>
    <style:style style:name="P3" style:family="paragraph" style:parent-style-name="Standard">
      <style:text-properties fo:color="#000000" style:font-name="Liberation Serif" fo:font-size="12pt" officeooo:paragraph-rsid="001d853c" fo:background-color="transparent" style:font-size-asian="12pt" style:font-name-complex="Calibri" style:font-size-complex="12pt"/>
    </style:style>
    <style:style style:name="P4" style:family="paragraph" style:parent-style-name="Standard">
      <style:text-properties fo:color="#000000" style:font-name="Liberation Serif" fo:font-size="12pt" officeooo:paragraph-rsid="001d853c" style:font-size-asian="12pt" style:font-name-complex="Calibri" style:font-size-complex="12pt"/>
    </style:style>
    <style:style style:name="P5" style:family="paragraph" style:parent-style-name="Standard">
      <style:paragraph-properties fo:text-align="start" style:justify-single-word="false"/>
      <style:text-properties fo:color="#000000" style:font-name="Liberation Serif" fo:font-size="12pt" officeooo:paragraph-rsid="001d853c" fo:background-color="transparent" style:font-size-asian="12pt" style:font-name-complex="Calibri" style:font-size-complex="12pt"/>
    </style:style>
    <style:style style:name="P6" style:family="paragraph" style:parent-style-name="Standard">
      <style:paragraph-properties fo:text-align="start" style:justify-single-word="false"/>
      <style:text-properties fo:color="#000000" style:font-name="Liberation Serif" fo:font-size="12pt" officeooo:paragraph-rsid="001f74cd" fo:background-color="transparent" style:font-size-asian="12pt" style:font-size-complex="12pt"/>
    </style:style>
    <style:style style:name="P7" style:family="paragraph" style:parent-style-name="Default">
      <style:paragraph-properties fo:text-align="start" style:justify-single-word="false"/>
      <style:text-properties fo:color="#000000" style:font-name="Liberation Serif" fo:font-size="12pt" officeooo:paragraph-rsid="001d853c" fo:background-color="transparent" style:font-size-asian="12pt" style:font-size-complex="12pt"/>
    </style:style>
    <style:style style:name="P8" style:family="paragraph" style:parent-style-name="Standard">
      <style:paragraph-properties fo:text-align="start" style:justify-single-word="false"/>
      <style:text-properties fo:color="#000000" style:font-name="Liberation Serif" fo:font-size="12pt" officeooo:rsid="0017aee6" officeooo:paragraph-rsid="0027888b" fo:background-color="transparent" style:font-size-asian="12pt" style:font-name-complex="Calibri" style:font-size-complex="12pt"/>
    </style:style>
    <style:style style:name="P9" style:family="paragraph" style:parent-style-name="Standard">
      <style:paragraph-properties fo:text-align="start" style:justify-single-word="false"/>
      <style:text-properties fo:color="#000000" style:font-name="Liberation Serif" fo:font-size="12pt" officeooo:paragraph-rsid="002646f5" fo:background-color="transparent" style:font-size-asian="12pt" style:font-size-complex="12pt"/>
    </style:style>
    <style:style style:name="P10" style:family="paragraph" style:parent-style-name="Standard">
      <style:paragraph-properties fo:text-align="start" style:justify-single-word="false"/>
      <style:text-properties fo:color="#000000" style:font-name="Liberation Serif" fo:font-size="12pt" officeooo:paragraph-rsid="00321c07" fo:background-color="transparent" style:font-size-asian="12pt" style:font-size-complex="12pt"/>
    </style:style>
    <style:style style:name="P11" style:family="paragraph" style:parent-style-name="Standard">
      <style:paragraph-properties fo:text-align="start" style:justify-single-word="false"/>
      <style:text-properties fo:color="#000000" style:font-name="Liberation Serif" fo:font-size="12pt" officeooo:paragraph-rsid="001d853c" style:font-size-asian="12pt" style:font-name-complex="Calibri" style:font-size-complex="12pt"/>
    </style:style>
    <style:style style:name="P12" style:family="paragraph" style:parent-style-name="Default">
      <style:paragraph-properties fo:text-align="start" style:justify-single-word="false"/>
      <style:text-properties fo:color="#000000" style:font-name="Liberation Serif" fo:font-size="12pt" officeooo:paragraph-rsid="001d853c" fo:background-color="transparent" style:font-size-asian="12pt" style:font-name-complex="Calibri" style:font-size-complex="12pt"/>
    </style:style>
    <style:style style:name="P13" style:family="paragraph" style:parent-style-name="Standard">
      <style:paragraph-properties fo:text-align="start" style:justify-single-word="false"/>
      <style:text-properties fo:color="#000000" style:font-name="Liberation Serif" fo:font-size="12pt" officeooo:rsid="001a7883" officeooo:paragraph-rsid="001f74cd" fo:background-color="transparent" style:font-size-asian="12pt" style:font-size-complex="12pt"/>
    </style:style>
    <style:style style:name="P14" style:family="paragraph" style:parent-style-name="Standard">
      <style:paragraph-properties fo:text-align="start" style:justify-single-word="false"/>
      <style:text-properties fo:color="#000000" style:font-name="Liberation Serif" fo:font-size="12pt" officeooo:rsid="0017aee6" officeooo:paragraph-rsid="001f74cd" fo:background-color="transparent" style:font-size-asian="12pt" style:font-size-complex="12pt"/>
    </style:style>
    <style:style style:name="P15" style:family="paragraph" style:parent-style-name="Standard">
      <style:paragraph-properties fo:text-align="start" style:justify-single-word="false"/>
      <style:text-properties fo:color="#000000" style:font-name="Liberation Serif" fo:font-size="12pt" officeooo:paragraph-rsid="001d853c" fo:background-color="transparent" style:font-size-asian="12pt" style:font-name-complex="Calibri" style:font-size-complex="12pt"/>
    </style:style>
    <style:style style:name="P16" style:family="paragraph" style:parent-style-name="Standard">
      <style:paragraph-properties fo:text-align="start" style:justify-single-word="false"/>
      <style:text-properties fo:color="#000000" style:font-name="Liberation Serif" fo:font-size="12pt" officeooo:rsid="0017aee6" officeooo:paragraph-rsid="0027888b" fo:background-color="transparent" style:font-size-asian="12pt" style:font-name-complex="Calibri" style:font-size-complex="12pt"/>
    </style:style>
    <style:style style:name="P17" style:family="paragraph" style:parent-style-name="Standard">
      <style:text-properties fo:color="#000000" style:font-name="Liberation Serif" fo:font-size="12pt" officeooo:paragraph-rsid="001d853c" fo:background-color="transparent" style:font-size-asian="12pt" style:font-name-complex="Calibri" style:font-size-complex="12pt"/>
    </style:style>
    <style:style style:name="P18" style:family="paragraph" style:parent-style-name="Standard">
      <style:paragraph-properties fo:text-align="start" style:justify-single-word="false"/>
      <style:text-properties fo:color="#000000" style:font-name="Liberation Serif" fo:font-size="12pt" officeooo:paragraph-rsid="00321c07" fo:background-color="transparent" style:font-size-asian="12pt" style:font-size-complex="12pt"/>
    </style:style>
    <style:style style:name="P19" style:family="paragraph" style:parent-style-name="Standard">
      <style:paragraph-properties fo:text-align="start" style:justify-single-word="false"/>
      <style:text-properties fo:color="#000000" style:font-name="Liberation Serif" fo:font-size="12pt" officeooo:paragraph-rsid="001f74cd" fo:background-color="transparent" style:font-size-asian="12pt" style:font-size-complex="12pt"/>
    </style:style>
    <style:style style:name="P20" style:family="paragraph" style:parent-style-name="Standard">
      <style:paragraph-properties fo:text-align="start" style:justify-single-word="false"/>
      <style:text-properties fo:color="#000000" style:font-name="Liberation Serif" fo:font-size="12pt" officeooo:paragraph-rsid="002646f5" fo:background-color="transparent" style:font-size-asian="12pt" style:font-size-complex="12pt"/>
    </style:style>
    <style:style style:name="P21" style:family="paragraph" style:parent-style-name="Standard">
      <style:paragraph-properties fo:text-align="start" style:justify-single-word="false"/>
      <style:text-properties fo:color="#000000" style:font-name="Liberation Serif" fo:font-size="12pt" officeooo:rsid="0017aee6" officeooo:paragraph-rsid="001f74cd" fo:background-color="transparent" style:font-size-asian="12pt" style:font-size-complex="12pt"/>
    </style:style>
    <style:style style:name="P22" style:family="paragraph" style:parent-style-name="Standard">
      <style:paragraph-properties fo:text-align="start" style:justify-single-word="false"/>
      <style:text-properties fo:color="#000000" style:font-name="Liberation Serif" fo:font-size="12pt" officeooo:rsid="0017aee6" officeooo:paragraph-rsid="001e490a" fo:background-color="transparent" style:font-size-asian="12pt" style:font-size-complex="12pt"/>
    </style:style>
    <style:style style:name="P23" style:family="paragraph" style:parent-style-name="Standard">
      <style:paragraph-properties fo:text-align="center" style:justify-single-word="false"/>
      <style:text-properties fo:color="#000000" style:font-name="Liberation Serif" fo:font-size="12pt" officeooo:paragraph-rsid="001e490a" fo:background-color="transparent" style:font-size-asian="12pt" style:font-size-complex="12pt"/>
    </style:style>
    <style:style style:name="P24" style:family="paragraph" style:parent-style-name="Standard">
      <style:paragraph-properties fo:text-align="start" style:justify-single-word="false"/>
      <style:text-properties fo:color="#000000" style:font-name="Liberation Serif" fo:font-size="12pt" officeooo:rsid="001a7883" officeooo:paragraph-rsid="001f74cd" fo:background-color="transparent" style:font-size-asian="12pt" style:font-size-complex="12pt"/>
    </style:style>
    <style:style style:name="P25" style:family="paragraph" style:parent-style-name="Standard">
      <style:text-properties fo:color="#000000" style:font-name="Liberation Serif" fo:font-size="12pt" officeooo:paragraph-rsid="001d853c" style:font-size-asian="12pt" style:font-name-complex="Calibri" style:font-size-complex="12pt"/>
    </style:style>
    <style:style style:name="P26" style:family="paragraph" style:parent-style-name="Standard">
      <style:paragraph-properties fo:text-align="start" style:justify-single-word="false"/>
      <style:text-properties fo:color="#000000" style:font-name="Liberation Serif" fo:font-size="12pt" officeooo:paragraph-rsid="001d853c" style:font-size-asian="12pt" style:font-name-complex="Calibri" style:font-size-complex="12pt"/>
    </style:style>
    <style:style style:name="P27" style:family="paragraph" style:parent-style-name="Standard">
      <style:paragraph-properties fo:text-align="center" style:justify-single-word="false"/>
      <style:text-properties fo:color="#000000" style:font-name="Liberation Serif" fo:font-size="12pt" fo:font-weight="bold" officeooo:rsid="0017aee6" officeooo:paragraph-rsid="001e490a" fo:background-color="transparent" style:font-size-asian="12pt" style:font-weight-asian="bold" style:font-size-complex="12pt" style:font-weight-complex="bold"/>
    </style:style>
    <style:style style:name="P28" style:family="paragraph" style:parent-style-name="Default">
      <style:paragraph-properties fo:text-align="start" style:justify-single-word="false"/>
      <style:text-properties fo:color="#000000" style:font-name="Liberation Serif" fo:font-size="12pt" officeooo:paragraph-rsid="001d853c" fo:background-color="transparent" style:font-size-asian="12pt" style:font-size-complex="12pt"/>
    </style:style>
    <style:style style:name="P29" style:family="paragraph" style:parent-style-name="Default">
      <style:paragraph-properties fo:text-align="start" style:justify-single-word="false"/>
      <style:text-properties fo:color="#000000" style:font-name="Liberation Serif" fo:font-size="12pt" officeooo:paragraph-rsid="001d853c" fo:background-color="transparent" style:font-size-asian="12pt" style:font-name-complex="Calibri" style:font-size-complex="12pt"/>
    </style:style>
    <style:style style:name="T1" style:family="text">
      <style:text-properties fo:font-weight="normal" officeooo:rsid="0017aee6" style:font-weight-asian="normal" style:font-name-complex="Calibri" style:font-weight-complex="normal"/>
    </style:style>
    <style:style style:name="T2" style:family="text">
      <style:text-properties fo:font-weight="bold" style:font-weight-asian="bold" style:font-name-complex="Calibri"/>
    </style:style>
    <style:style style:name="T3" style:family="text">
      <style:text-properties officeooo:rsid="001e490a"/>
    </style:style>
    <style:style style:name="T4" style:family="text">
      <style:text-properties officeooo:rsid="001e490a" fo:background-color="#fff200" loext:char-shading-value="0"/>
    </style:style>
    <style:style style:name="T5" style:family="text">
      <style:text-properties style:text-position="super 58%" officeooo:rsid="001e490a" fo:background-color="#fff200" loext:char-shading-value="0"/>
    </style:style>
    <style:style style:name="T6" style:family="text">
      <style:text-properties style:font-name-complex="Calibri"/>
    </style:style>
    <style:style style:name="T7" style:family="text">
      <style:text-properties officeooo:rsid="001f74cd" style:font-name-complex="Calibri"/>
    </style:style>
    <style:style style:name="T8" style:family="text">
      <style:text-properties officeooo:rsid="00201405"/>
    </style:style>
    <style:style style:name="T9" style:family="text">
      <style:text-properties fo:font-style="italic" officeooo:rsid="001e490a" style:font-style-asian="italic" style:font-style-complex="italic"/>
    </style:style>
    <style:style style:name="T10" style:family="text">
      <style:text-properties fo:background-color="#fff200" loext:char-shading-value="0"/>
    </style:style>
    <style:style style:name="T11" style:family="text">
      <style:text-properties officeooo:rsid="002646f5" fo:background-color="#fff200" loext:char-shading-value="0"/>
    </style:style>
    <style:style style:name="T12" style:family="text">
      <style:text-properties officeooo:rsid="002646f5"/>
    </style:style>
    <style:style style:name="T13" style:family="text">
      <style:text-properties officeooo:rsid="002f399e"/>
    </style:style>
    <style:style style:name="T14" style:family="text">
      <style:text-properties officeooo:rsid="002f399e" fo:background-color="#fff200" loext:char-shading-value="0"/>
    </style:style>
    <style:style style:name="T15" style:family="text">
      <style:text-properties officeooo:rsid="0027888b" fo:background-color="#fff200" loext:char-shading-value="0"/>
    </style:style>
    <style:style style:name="T16" style:family="text">
      <style:text-properties officeooo:rsid="0027888b"/>
    </style:style>
    <style:style style:name="T17" style:family="text">
      <style:text-properties officeooo:rsid="00201405" style:font-name-complex="Calibri"/>
    </style:style>
    <style:style style:name="T18" style:family="text">
      <style:text-properties officeooo:rsid="0028770d" style:font-name-complex="Calibri"/>
    </style:style>
    <style:style style:name="T19" style:family="text">
      <style:text-properties officeooo:rsid="001f74cd" fo:background-color="#fff200" loext:char-shading-value="0" style:font-name-complex="Calibri"/>
    </style:style>
    <style:style style:name="T20" style:family="text">
      <style:text-properties officeooo:rsid="00201405" fo:background-color="#fff200" loext:char-shading-value="0" style:font-name-complex="Calibri"/>
    </style:style>
    <style:style style:name="T21" style:family="text">
      <style:text-properties fo:font-style="italic" officeooo:rsid="001e490a" style:font-style-asian="italic" style:font-name-complex="Calibri" style:font-style-complex="italic"/>
    </style:style>
    <style:style style:name="T22" style:family="text">
      <style:text-properties fo:background-color="#fff200" loext:char-shading-value="0" style:font-name-complex="Calibri"/>
    </style:style>
    <style:style style:name="T23" style:family="text">
      <style:text-properties officeooo:rsid="001a7883"/>
    </style:style>
    <style:style style:name="T24" style:family="text">
      <style:text-properties officeooo:rsid="001e490a"/>
    </style:style>
    <style:style style:name="T25" style:family="text">
      <style:text-properties fo:background-color="#fff200" loext:char-shading-value="0"/>
    </style:style>
    <style:style style:name="T26" style:family="text">
      <style:text-properties officeooo:rsid="001e490a" fo:background-color="#fff200" loext:char-shading-value="0"/>
    </style:style>
    <style:style style:name="T27" style:family="text">
      <style:text-properties officeooo:rsid="002646f5" fo:background-color="#fff200" loext:char-shading-value="0"/>
    </style:style>
    <style:style style:name="T28" style:family="text">
      <style:text-properties officeooo:rsid="002f399e" fo:background-color="#fff200" loext:char-shading-value="0"/>
    </style:style>
    <style:style style:name="T29" style:family="text">
      <style:text-properties officeooo:rsid="0027888b" fo:background-color="#fff200" loext:char-shading-value="0"/>
    </style:style>
    <style:style style:name="T30" style:family="text">
      <style:text-properties fo:background-color="#fff200" loext:char-shading-value="0" style:font-name-complex="Calibri"/>
    </style:style>
    <style:style style:name="T31" style:family="text">
      <style:text-properties officeooo:rsid="001f74cd" fo:background-color="#fff200" loext:char-shading-value="0" style:font-name-complex="Calibri"/>
    </style:style>
    <style:style style:name="T32" style:family="text">
      <style:text-properties officeooo:rsid="00201405" fo:background-color="#fff200" loext:char-shading-value="0" style:font-name-complex="Calibri"/>
    </style:style>
    <style:style style:name="T33" style:family="text">
      <style:text-properties style:text-position="super 58%" officeooo:rsid="001e490a" fo:background-color="#fff200" loext:char-shading-value="0"/>
    </style:style>
    <style:style style:name="T34" style:family="text">
      <style:text-properties style:font-name-complex="Calibri"/>
    </style:style>
    <style:style style:name="T35" style:family="text">
      <style:text-properties officeooo:rsid="001f74cd" style:font-name-complex="Calibri"/>
    </style:style>
    <style:style style:name="T36" style:family="text">
      <style:text-properties officeooo:rsid="0028770d" style:font-name-complex="Calibri"/>
    </style:style>
    <style:style style:name="T37" style:family="text">
      <style:text-properties officeooo:rsid="00201405" style:font-name-complex="Calibri"/>
    </style:style>
    <style:style style:name="T38" style:family="text">
      <style:text-properties officeooo:rsid="00321c07" style:font-name-complex="Calibri"/>
    </style:style>
    <style:style style:name="T39" style:family="text">
      <style:text-properties officeooo:rsid="0035ad8f" style:font-name-complex="Calibri"/>
    </style:style>
    <style:style style:name="T40" style:family="text">
      <style:text-properties fo:font-style="italic" officeooo:rsid="001e490a" style:font-style-asian="italic" style:font-style-complex="italic"/>
    </style:style>
    <style:style style:name="T41" style:family="text">
      <style:text-properties fo:font-style="italic" officeooo:rsid="0035ad8f" style:font-style-asian="italic" style:font-style-complex="italic"/>
    </style:style>
    <style:style style:name="T42" style:family="text">
      <style:text-properties fo:font-style="italic" officeooo:rsid="001e490a" style:font-style-asian="italic" style:font-name-complex="Calibri" style:font-style-complex="italic"/>
    </style:style>
    <style:style style:name="T43" style:family="text">
      <style:text-properties fo:font-style="italic" officeooo:rsid="003722e4" style:font-style-asian="italic" style:font-name-complex="Calibri" style:font-style-complex="italic"/>
    </style:style>
    <style:style style:name="T44" style:family="text">
      <style:text-properties officeooo:rsid="002646f5"/>
    </style:style>
    <style:style style:name="T45" style:family="text">
      <style:text-properties officeooo:rsid="002f399e"/>
    </style:style>
    <style:style style:name="T46" style:family="text">
      <style:text-properties officeooo:rsid="0027888b"/>
    </style:style>
    <style:style style:name="T47" style:family="text">
      <style:text-properties officeooo:rsid="001a7883"/>
    </style:style>
    <style:style style:name="T48" style:family="text">
      <style:text-properties fo:font-weight="bold" style:font-weight-asian="bold" style:font-name-complex="Calibri"/>
    </style:style>
    <style:style style:name="T49" style:family="text">
      <style:text-properties fo:font-weight="normal" officeooo:rsid="0017aee6" style:font-weight-asian="normal" style:font-name-complex="Calibri" style:font-weight-complex="normal"/>
    </style:style>
    <style:style style:name="T50" style:family="text">
      <style:text-properties officeooo:rsid="00201405"/>
    </style:style>
    <style:style style:name="T51" style:family="text">
      <style:text-properties officeooo:rsid="002fc1c2"/>
    </style:style>
    <style:style style:name="T52" style:family="text">
      <style:text-properties style:text-position="0% 100%" officeooo:rsid="0035ad8f" fo:background-color="#ffffff" loext:char-shading-value="0"/>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94272226628720" text:id="ct94272226628720">
          <text:insertion>
            <office:change-info>
              <dc:creator>Unknown Author</dc:creator>
              <dc:date>2022-01-30T21:06:35</dc:date>
            </office:change-info>
          </text:insertion>
        </text:changed-region>
        <text:changed-region xml:id="ct94272310264464" text:id="ct94272310264464">
          <text:deletion>
            <office:change-info>
              <dc:creator>Unknown Author</dc:creator>
              <dc:date>2022-01-30T21:06:21</dc:date>
            </office:change-info>
            <text:p text:style-name="P1">UNIVERSITY OF CALIFORNIA, DAVIS</text:p>
            <text:p text:style-name="P2"><text:span text:style-name="T1">DEPARTMENT OF MATERIALS SCIENCE AND ENGINEERING</text:span><text:span text:style-name="T2"> </text:span></text:p>
            <text:p text:style-name="P3"/>
          </text:deletion>
        </text:changed-region>
        <text:changed-region xml:id="ct94272224774720" text:id="ct94272224774720">
          <text:deletion>
            <office:change-info>
              <dc:creator>Unknown Author</dc:creator>
              <dc:date>2020-12-27T14:06:55</dc:date>
            </office:change-info>
            <text:p text:style-name="P3"/>
            <text:p text:style-name="P4"/>
            <text:p text:style-name="P4"/>
            <text:p text:style-name="P5"><text:tab/><text:tab/><text:tab/><text:tab/><text:tab/><text:tab/><text:tab/><text:tab/><text:tab/><text:tab/><text:tab/><text:tab/><text:tab/><text:tab/><text:tab/><text:tab/><text:tab/><text:tab/><text:tab/><text:tab/></text:p>
          </text:deletion>
        </text:changed-region>
        <text:changed-region xml:id="ct94272224793888" text:id="ct94272224793888">
          <text:deletion>
            <office:change-info>
              <dc:creator>Unknown Author</dc:creator>
              <dc:date>2021-01-24T13:30:15</dc:date>
            </office:change-info>
            <text:p text:style-name="P5"><text:span text:style-name="T3">Dec</text:span></text:p>
          </text:deletion>
        </text:changed-region>
        <text:changed-region xml:id="ct94272224844256" text:id="ct94272224844256">
          <text:deletion>
            <office:change-info>
              <dc:creator>Unknown Author</dc:creator>
              <dc:date>2022-01-30T21:06:21</dc:date>
            </office:change-info>
            <text:p text:style-name="P5"><text:span text:style-name="T3"><text:s/></text:span></text:p>
          </text:deletion>
        </text:changed-region>
        <text:changed-region xml:id="ct94272225226016" text:id="ct94272225226016">
          <text:deletion>
            <office:change-info>
              <dc:creator>Unknown Author</dc:creator>
              <dc:date>2020-12-27T14:06:22</dc:date>
            </office:change-info>
            <text:p text:style-name="P5"><text:span text:style-name="T4">11</text:span><text:span text:style-name="T5">th</text:span></text:p>
          </text:deletion>
        </text:changed-region>
        <text:changed-region xml:id="ct94272225225712" text:id="ct94272225225712">
          <text:deletion>
            <office:change-info>
              <dc:creator>Unknown Author</dc:creator>
              <dc:date>2022-01-30T21:06:21</dc:date>
            </office:change-info>
            <text:p text:style-name="P5"><text:span text:style-name="T3">, 202</text:span></text:p>
          </text:deletion>
        </text:changed-region>
        <text:changed-region xml:id="ct94272225229536" text:id="ct94272225229536">
          <text:deletion>
            <office:change-info>
              <dc:creator>Unknown Author</dc:creator>
              <dc:date>2021-01-24T13:30:23</dc:date>
            </office:change-info>
            <text:p text:style-name="P5"><text:span text:style-name="T3">0</text:span></text:p>
          </text:deletion>
        </text:changed-region>
        <text:changed-region xml:id="ct94272225229312" text:id="ct94272225229312">
          <text:deletion>
            <office:change-info>
              <dc:creator>Unknown Author</dc:creator>
              <dc:date>2022-01-30T21:06:21</dc:date>
            </office:change-info>
            <text:p text:style-name="P5"/>
            <text:p text:style-name="P5"/>
            <text:p text:style-name="P5"/>
            <text:p text:style-name="P6"><text:span text:style-name="T6">Dear </text:span><text:span text:style-name="T7">Prof. </text:span></text:p>
          </text:deletion>
        </text:changed-region>
        <text:changed-region xml:id="ct94272225222032" text:id="ct94272225222032">
          <text:deletion>
            <office:change-info>
              <dc:creator>Unknown Author</dc:creator>
              <dc:date>2021-01-24T13:35:04</dc:date>
            </office:change-info>
            <text:p text:style-name="P6"><text:span text:style-name="T7">Thoennessen</text:span></text:p>
          </text:deletion>
        </text:changed-region>
        <text:changed-region xml:id="ct94272225223152" text:id="ct94272225223152">
          <text:deletion>
            <office:change-info>
              <dc:creator>Unknown Author</dc:creator>
              <dc:date>2022-01-30T21:06:21</dc:date>
            </office:change-info>
            <text:p text:style-name="P6"><text:span text:style-name="T6">,</text:span></text:p>
          </text:deletion>
        </text:changed-region>
        <text:changed-region xml:id="ct94272225229008" text:id="ct94272225229008">
          <text:deletion>
            <office:change-info>
              <dc:creator>Unknown Author</dc:creator>
              <dc:date>2020-12-27T14:06:25</dc:date>
            </office:change-info>
            <text:p text:style-name="P6"><text:span text:style-name="T6"><text:s/></text:span></text:p>
          </text:deletion>
        </text:changed-region>
        <text:changed-region xml:id="ct94272225224832" text:id="ct94272225224832">
          <text:deletion>
            <office:change-info>
              <dc:creator>Unknown Author</dc:creator>
              <dc:date>2022-01-30T21:06:21</dc:date>
            </office:change-info>
            <text:p text:style-name="P6"/>
            <text:p text:style-name="P5"/>
            <text:p text:style-name="P7"><text:span text:style-name="T3">I</text:span> </text:p>
          </text:deletion>
        </text:changed-region>
        <text:changed-region xml:id="ct94272225142368" text:id="ct94272225142368">
          <text:deletion>
            <office:change-info>
              <dc:creator>Unknown Author</dc:creator>
              <dc:date>2020-12-27T14:06:27</dc:date>
            </office:change-info>
            <text:p text:style-name="P7">wish</text:p>
          </text:deletion>
        </text:changed-region>
        <text:changed-region xml:id="ct94272225138928" text:id="ct94272225138928">
          <text:deletion>
            <office:change-info>
              <dc:creator>Unknown Author</dc:creator>
              <dc:date>2022-01-30T21:06:21</dc:date>
            </office:change-info>
            <text:p text:style-name="P7"><text:s/>to submit an original research article entitled “Quotient Maps and Configuration Spaces of Hard Disks” to be considered for <text:span text:style-name="T8">publication</text:span> <text:span text:style-name="T8">in</text:span> </text:p>
          </text:deletion>
        </text:changed-region>
        <text:changed-region xml:id="ct94272225235584" text:id="ct94272225235584">
          <text:deletion>
            <office:change-info>
              <dc:creator>Unknown Author</dc:creator>
              <dc:date>2021-01-24T13:30:59</dc:date>
            </office:change-info>
            <text:p text:style-name="P7"><text:span text:style-name="T9">Physical Review E</text:span></text:p>
          </text:deletion>
        </text:changed-region>
        <text:changed-region xml:id="ct94272225225200" text:id="ct94272225225200">
          <text:deletion>
            <office:change-info>
              <dc:creator>Unknown Author</dc:creator>
              <dc:date>2022-01-30T21:06:21</dc:date>
            </office:change-info>
            <text:p text:style-name="P7">.</text:p>
          </text:deletion>
        </text:changed-region>
        <text:changed-region xml:id="ct94272225238272" text:id="ct94272225238272">
          <text:deletion>
            <office:change-info>
              <dc:creator>Unknown Author</dc:creator>
              <dc:date>2020-12-27T14:06:33</dc:date>
            </office:change-info>
            <text:p text:style-name="P7"><text:span text:style-name="T10"><text:s/></text:span></text:p>
          </text:deletion>
        </text:changed-region>
        <text:changed-region xml:id="ct94272225237200" text:id="ct94272225237200">
          <text:deletion>
            <office:change-info>
              <dc:creator>Unknown Author</dc:creator>
              <dc:date>2022-01-30T21:06:21</dc:date>
            </office:change-info>
            <text:p text:style-name="P7"><text:span text:style-name="T10"/></text:p>
            <text:p text:style-name="P7"/>
            <text:p text:style-name="P8">The manuscript </text:p>
          </text:deletion>
        </text:changed-region>
        <text:changed-region xml:id="ct94272225149728" text:id="ct94272225149728">
          <text:deletion>
            <office:change-info>
              <dc:creator>Unknown Author</dc:creator>
              <dc:date>2020-12-27T14:11:40</dc:date>
            </office:change-info>
            <text:p text:style-name="P8"><text:span text:style-name="T10">presents the outcomes of our recent research </text:span><text:span text:style-name="T11">about</text:span></text:p>
          </text:deletion>
        </text:changed-region>
        <text:changed-region xml:id="ct94272225231200" text:id="ct94272225231200">
          <text:deletion>
            <office:change-info>
              <dc:creator>Unknown Author</dc:creator>
              <dc:date>2022-01-30T21:06:21</dc:date>
            </office:change-info>
            <text:p text:style-name="P8"><text:span text:style-name="T12"><text:s/>the</text:span> topological and geometric properties of the configuration spaces of hard disks</text:p>
          </text:deletion>
        </text:changed-region>
        <text:changed-region xml:id="ct94272225145872" text:id="ct94272225145872">
          <text:deletion>
            <office:change-info>
              <dc:creator>Unknown Author</dc:creator>
              <dc:date>2020-12-27T14:11:54</dc:date>
            </office:change-info>
            <text:p text:style-name="P8"><text:span text:style-name="T10"><text:s/></text:span><text:span text:style-name="T11">after quotienting by the action of symmetries</text:span></text:p>
          </text:deletion>
        </text:changed-region>
        <text:changed-region xml:id="ct94272225221776" text:id="ct94272225221776">
          <text:deletion>
            <office:change-info>
              <dc:creator>Unknown Author</dc:creator>
              <dc:date>2022-01-30T21:06:21</dc:date>
            </office:change-info>
            <text:p text:style-name="P8"><text:span text:style-name="T13">. A Morse theoretic approach is </text:span></text:p>
          </text:deletion>
        </text:changed-region>
        <text:changed-region xml:id="ct94272225234736" text:id="ct94272225234736">
          <text:deletion>
            <office:change-info>
              <dc:creator>Unknown Author</dc:creator>
              <dc:date>2020-12-27T14:12:26</dc:date>
            </office:change-info>
            <text:p text:style-name="P8"><text:span text:style-name="T14">adopted</text:span></text:p>
          </text:deletion>
        </text:changed-region>
        <text:changed-region xml:id="ct94272225233504" text:id="ct94272225233504">
          <text:deletion>
            <office:change-info>
              <dc:creator>Unknown Author</dc:creator>
              <dc:date>2022-01-30T21:06:21</dc:date>
            </office:change-info>
            <text:p text:style-name="P8"><text:span text:style-name="T13"><text:s/>to find the critical points</text:span></text:p>
          </text:deletion>
        </text:changed-region>
        <text:changed-region xml:id="ct94272225242640" text:id="ct94272225242640">
          <text:deletion>
            <office:change-info>
              <dc:creator>Unknown Author</dc:creator>
              <dc:date>2020-12-27T14:12:30</dc:date>
            </office:change-info>
            <text:p text:style-name="P8"><text:span text:style-name="T14">, </text:span></text:p>
          </text:deletion>
        </text:changed-region>
        <text:changed-region xml:id="ct94272225240832" text:id="ct94272225240832">
          <text:deletion>
            <office:change-info>
              <dc:creator>Unknown Author</dc:creator>
              <dc:date>2022-01-30T21:06:21</dc:date>
            </office:change-info>
            <text:p text:style-name="P8"><text:span text:style-name="T13">the regions where the topology changes</text:span></text:p>
          </text:deletion>
        </text:changed-region>
        <text:changed-region xml:id="ct94272225246656" text:id="ct94272225246656">
          <text:deletion>
            <office:change-info>
              <dc:creator>Unknown Author</dc:creator>
              <dc:date>2020-12-27T14:12:32</dc:date>
            </office:change-info>
            <text:p text:style-name="P8"><text:span text:style-name="T14">,</text:span></text:p>
          </text:deletion>
        </text:changed-region>
        <text:changed-region xml:id="ct94272225244800" text:id="ct94272225244800">
          <text:deletion>
            <office:change-info>
              <dc:creator>Unknown Author</dc:creator>
              <dc:date>2022-01-30T21:06:21</dc:date>
            </office:change-info>
            <text:p text:style-name="P8"><text:span text:style-name="T13"><text:s/>and to analyze the underlying manifolds. </text:span></text:p>
          </text:deletion>
        </text:changed-region>
        <text:changed-region xml:id="ct94272225250224" text:id="ct94272225250224">
          <text:deletion>
            <office:change-info>
              <dc:creator>Unknown Author</dc:creator>
              <dc:date>2020-12-27T14:12:54</dc:date>
            </office:change-info>
            <text:p text:style-name="P8"><text:span text:style-name="T14">The widespread assumption says</text:span></text:p>
          </text:deletion>
        </text:changed-region>
        <text:changed-region xml:id="ct94272225248288" text:id="ct94272225248288">
          <text:deletion>
            <office:change-info>
              <dc:creator>Unknown Author</dc:creator>
              <dc:date>2022-01-30T21:06:21</dc:date>
            </office:change-info>
            <text:p text:style-name="P8"><text:span text:style-name="T13"><text:s/>that the properties and behavior of the critical points </text:span></text:p>
          </text:deletion>
        </text:changed-region>
        <text:changed-region xml:id="ct94272225255424" text:id="ct94272225255424">
          <text:deletion>
            <office:change-info>
              <dc:creator>Unknown Author</dc:creator>
              <dc:date>2020-12-27T14:13:05</dc:date>
            </office:change-info>
            <text:p text:style-name="P8"><text:span text:style-name="T14">translate directly to the newly formed spaces. However, </text:span></text:p>
          </text:deletion>
        </text:changed-region>
        <text:changed-region xml:id="ct94272225257056" text:id="ct94272225257056">
          <text:deletion>
            <office:change-info>
              <dc:creator>Unknown Author</dc:creator>
              <dc:date>2022-01-30T21:06:21</dc:date>
            </office:change-info>
            <text:p text:style-name="P8"><text:span text:style-name="T13">we observed that the </text:span>number and behavior of the critical points </text:p>
          </text:deletion>
        </text:changed-region>
        <text:changed-region xml:id="ct94272225058736" text:id="ct94272225058736">
          <text:deletion>
            <office:change-info>
              <dc:creator>Unknown Author</dc:creator>
              <dc:date>2020-12-27T17:16:04</dc:date>
            </office:change-info>
            <text:p text:style-name="P8"><text:span text:style-name="T15">are</text:span></text:p>
          </text:deletion>
        </text:changed-region>
        <text:changed-region xml:id="ct94272225258992" text:id="ct94272225258992">
          <text:deletion>
            <office:change-info>
              <dc:creator>Unknown Author</dc:creator>
              <dc:date>2022-01-30T21:06:21</dc:date>
            </office:change-info>
            <text:p text:style-name="P8"><text:span text:style-name="T16"><text:s/></text:span></text:p>
          </text:deletion>
        </text:changed-region>
        <text:changed-region xml:id="ct94272225161648" text:id="ct94272225161648">
          <text:deletion>
            <office:change-info>
              <dc:creator>Unknown Author</dc:creator>
              <dc:date>2020-12-27T14:14:03</dc:date>
            </office:change-info>
            <text:p text:style-name="P8"><text:span text:style-name="T10"><text:s/>under different transformations, </text:span></text:p>
          </text:deletion>
        </text:changed-region>
        <text:changed-region xml:id="ct94272225164128" text:id="ct94272225164128">
          <text:deletion>
            <office:change-info>
              <dc:creator>Unknown Author</dc:creator>
              <dc:date>2020-12-27T14:15:08</dc:date>
            </office:change-info>
            <text:p text:style-name="P8"><text:span text:style-name="T15">affected </text:span><text:span text:style-name="T10">dramatically</text:span></text:p>
          </text:deletion>
        </text:changed-region>
        <text:changed-region xml:id="ct94272225161936" text:id="ct94272225161936">
          <text:deletion>
            <office:change-info>
              <dc:creator>Unknown Author</dc:creator>
              <dc:date>2020-12-27T14:14:07</dc:date>
            </office:change-info>
            <text:p text:style-name="P8"><text:span text:style-name="T14">suggesting</text:span></text:p>
          </text:deletion>
        </text:changed-region>
        <text:changed-region xml:id="ct94272225160544" text:id="ct94272225160544">
          <text:deletion>
            <office:change-info>
              <dc:creator>Unknown Author</dc:creator>
              <dc:date>2022-01-30T21:06:21</dc:date>
            </office:change-info>
            <text:p text:style-name="P8"><text:span text:style-name="T13"><text:s/>that </text:span></text:p>
          </text:deletion>
        </text:changed-region>
        <text:changed-region xml:id="ct94272225259696" text:id="ct94272225259696">
          <text:deletion>
            <office:change-info>
              <dc:creator>Unknown Author</dc:creator>
              <dc:date>2020-12-27T14:14:15</dc:date>
            </office:change-info>
            <text:p text:style-name="P8"><text:span text:style-name="T14">the previously mentioned assumption may need to be examined</text:span></text:p>
          </text:deletion>
        </text:changed-region>
        <text:changed-region xml:id="ct94272225154160" text:id="ct94272225154160">
          <text:deletion>
            <office:change-info>
              <dc:creator>Unknown Author</dc:creator>
              <dc:date>2022-01-30T21:06:21</dc:date>
            </office:change-info>
            <text:p text:style-name="P8"><text:span text:style-name="T13"><text:s/>in more detail. The </text:span></text:p>
          </text:deletion>
        </text:changed-region>
        <text:changed-region xml:id="ct94272225264624" text:id="ct94272225264624">
          <text:deletion>
            <office:change-info>
              <dc:creator>Unknown Author</dc:creator>
              <dc:date>2020-12-27T17:16:14</dc:date>
            </office:change-info>
            <text:p text:style-name="P8"><text:span text:style-name="T14">hope is that these findings may provide valuable insights about the origin</text:span></text:p>
          </text:deletion>
        </text:changed-region>
        <text:changed-region xml:id="ct94272225268320" text:id="ct94272225268320">
          <text:deletion>
            <office:change-info>
              <dc:creator>Unknown Author</dc:creator>
              <dc:date>2022-01-30T21:06:21</dc:date>
            </office:change-info>
            <text:p text:style-name="P8"><text:span text:style-name="T13"><text:s/>of phase transitions in </text:span></text:p>
          </text:deletion>
        </text:changed-region>
        <text:changed-region xml:id="ct94272225269584" text:id="ct94272225269584">
          <text:deletion>
            <office:change-info>
              <dc:creator>Unknown Author</dc:creator>
              <dc:date>2020-12-27T17:16:30</dc:date>
            </office:change-info>
            <text:p text:style-name="P8"><text:span text:style-name="T14">different</text:span></text:p>
          </text:deletion>
        </text:changed-region>
        <text:changed-region xml:id="ct94272225266432" text:id="ct94272225266432">
          <text:deletion>
            <office:change-info>
              <dc:creator>Unknown Author</dc:creator>
              <dc:date>2022-01-30T21:06:21</dc:date>
            </office:change-info>
            <text:p text:style-name="P8"><text:span text:style-name="T13"><text:s/>systems.</text:span></text:p>
          </text:deletion>
        </text:changed-region>
        <text:changed-region xml:id="ct94272225273952" text:id="ct94272225273952">
          <text:deletion>
            <office:change-info>
              <dc:creator>Unknown Author</dc:creator>
              <dc:date>2020-12-27T14:15:29</dc:date>
            </office:change-info>
            <text:p text:style-name="P8"><text:span text:style-name="T14"><text:s/></text:span></text:p>
          </text:deletion>
        </text:changed-region>
        <text:changed-region xml:id="ct94272225274720" text:id="ct94272225274720">
          <text:deletion>
            <office:change-info>
              <dc:creator>Unknown Author</dc:creator>
              <dc:date>2022-01-30T21:06:21</dc:date>
            </office:change-info>
            <text:p text:style-name="P8"><text:span text:style-name="T14"/></text:p>
            <text:p text:style-name="P9"/>
            <text:p text:style-name="P10"><text:span text:style-name="T17">This study is carried out by myself, Ozan Burak Eriçok, under the supervision of Prof. Jeremy Mason. <text:s/></text:span><text:span text:style-name="T6">I confirm that this work is original and has not been published elsewhere, nor is it currently under consideration for publication elsewhere.</text:span></text:p>
          </text:deletion>
        </text:changed-region>
        <text:changed-region xml:id="ct94272225153008" text:id="ct94272225153008">
          <text:deletion>
            <office:change-info>
              <dc:creator>Unknown Author</dc:creator>
              <dc:date>2020-12-27T17:18:32</dc:date>
            </office:change-info>
            <text:p text:style-name="P10"><text:span text:style-name="T6"/></text:p>
            <text:p text:style-name="P11"/>
            <text:p text:style-name="P10"><text:span text:style-name="T6"/></text:p>
          </text:deletion>
        </text:changed-region>
        <text:changed-region xml:id="ct94272225270576" text:id="ct94272225270576">
          <text:deletion>
            <office:change-info>
              <dc:creator>Unknown Author</dc:creator>
              <dc:date>2022-01-30T21:06:21</dc:date>
            </office:change-info>
            <text:p text:style-name="P10"><text:span text:style-name="T6">We believe that this manuscript </text:span><text:span text:style-name="T7">fits under the category of </text:span></text:p>
          </text:deletion>
        </text:changed-region>
        <text:changed-region xml:id="ct94272225167568" text:id="ct94272225167568">
          <text:deletion>
            <office:change-info>
              <dc:creator>Unknown Author</dc:creator>
              <dc:date>2021-01-24T13:33:14</dc:date>
            </office:change-info>
            <text:p text:style-name="P10"><text:span text:style-name="T18">Computational</text:span><text:span text:style-name="T7"> </text:span></text:p>
          </text:deletion>
        </text:changed-region>
        <text:changed-region xml:id="ct94272225166960" text:id="ct94272225166960">
          <text:deletion>
            <office:change-info>
              <dc:creator>Unknown Author</dc:creator>
              <dc:date>2021-11-01T21:04:09</dc:date>
            </office:change-info>
            <text:p text:style-name="P10"><text:span text:style-name="T7">/</text:span></text:p>
          </text:deletion>
        </text:changed-region>
        <text:changed-region xml:id="ct94272225181056" text:id="ct94272225181056">
          <text:deletion>
            <office:change-info>
              <dc:creator>Unknown Author</dc:creator>
              <dc:date>2021-01-24T13:33:11</dc:date>
            </office:change-info>
            <text:p text:style-name="P10"><text:span text:style-name="T7">Statistical</text:span></text:p>
          </text:deletion>
        </text:changed-region>
        <text:changed-region xml:id="ct94272225263248" text:id="ct94272225263248">
          <text:deletion>
            <office:change-info>
              <dc:creator>Unknown Author</dc:creator>
              <dc:date>2022-01-30T21:06:21</dc:date>
            </office:change-info>
            <text:p text:style-name="P10"><text:span text:style-name="T7">Physics</text:span></text:p>
          </text:deletion>
        </text:changed-region>
        <text:changed-region xml:id="ct94272225180704" text:id="ct94272225180704">
          <text:deletion>
            <office:change-info>
              <dc:creator>Unknown Author</dc:creator>
              <dc:date>2020-12-27T17:18:30</dc:date>
            </office:change-info>
            <text:p text:style-name="P10"><text:span text:style-name="T19">, </text:span><text:span text:style-name="T20">and</text:span><text:span text:style-name="T19"> </text:span><text:span text:style-name="T20">I hope that you would accept the manuscript for peer review </text:span><text:span text:style-name="T19">for publication </text:span></text:p>
          </text:deletion>
        </text:changed-region>
        <text:changed-region xml:id="ct94272225177424" text:id="ct94272225177424">
          <text:deletion>
            <office:change-info>
              <dc:creator>Unknown Author</dc:creator>
              <dc:date>2022-01-30T21:06:21</dc:date>
            </office:change-info>
            <text:p text:style-name="P10"><text:span text:style-name="T17">in</text:span><text:span text:style-name="T6"> </text:span></text:p>
          </text:deletion>
        </text:changed-region>
        <text:changed-region xml:id="ct94272225174736" text:id="ct94272225174736">
          <text:deletion>
            <office:change-info>
              <dc:creator>Unknown Author</dc:creator>
              <dc:date>2021-01-24T13:31:44</dc:date>
            </office:change-info>
            <text:p text:style-name="P10"><text:span text:style-name="T21">Physical Review E</text:span></text:p>
          </text:deletion>
        </text:changed-region>
        <text:changed-region xml:id="ct94272225158432" text:id="ct94272225158432">
          <text:deletion>
            <office:change-info>
              <dc:creator>Unknown Author</dc:creator>
              <dc:date>2022-01-30T21:06:21</dc:date>
            </office:change-info>
            <text:p text:style-name="P10"><text:span text:style-name="T6">.</text:span></text:p>
          </text:deletion>
        </text:changed-region>
        <text:changed-region xml:id="ct94272225263552" text:id="ct94272225263552">
          <text:deletion>
            <office:change-info>
              <dc:creator>Unknown Author</dc:creator>
              <dc:date>2020-12-27T17:18:35</dc:date>
            </office:change-info>
            <text:p text:style-name="P10"><text:span text:style-name="T6"><text:s/></text:span></text:p>
            <text:p text:style-name="P11"/>
            <text:p text:style-name="P10"><text:span text:style-name="T22"><text:s/></text:span></text:p>
          </text:deletion>
        </text:changed-region>
        <text:changed-region xml:id="ct94272225166624" text:id="ct94272225166624">
          <text:deletion>
            <office:change-info>
              <dc:creator>Unknown Author</dc:creator>
              <dc:date>2022-01-30T21:06:21</dc:date>
            </office:change-info>
            <text:p text:style-name="P10">We have no conflicts of interest to disclose. </text:p>
            <text:p text:style-name="P12"/>
            <text:p text:style-name="P5">Thank you for your consideration of </text:p>
          </text:deletion>
        </text:changed-region>
        <text:changed-region xml:id="ct94272225186720" text:id="ct94272225186720">
          <text:deletion>
            <office:change-info>
              <dc:creator>Unknown Author</dc:creator>
              <dc:date>2020-12-27T17:18:52</dc:date>
            </office:change-info>
            <text:p text:style-name="P5">this</text:p>
          </text:deletion>
        </text:changed-region>
        <text:changed-region xml:id="ct94272225262144" text:id="ct94272225262144">
          <text:deletion>
            <office:change-info>
              <dc:creator>Unknown Author</dc:creator>
              <dc:date>2022-01-30T21:06:21</dc:date>
            </office:change-info>
            <text:p text:style-name="P5"><text:s/>manuscript. </text:p>
            <text:p text:style-name="P5"/>
            <text:p text:style-name="P5">Sincerely,</text:p>
          </text:deletion>
        </text:changed-region>
        <text:changed-region xml:id="ct94272225194848" text:id="ct94272225194848">
          <text:deletion>
            <office:change-info>
              <dc:creator>Unknown Author</dc:creator>
              <dc:date>2020-12-27T17:18:45</dc:date>
            </office:change-info>
            <text:p text:style-name="P5"/>
            <text:p text:style-name="P5"/>
          </text:deletion>
        </text:changed-region>
        <text:changed-region xml:id="ct94272225163760" text:id="ct94272225163760">
          <text:deletion>
            <office:change-info>
              <dc:creator>Unknown Author</dc:creator>
              <dc:date>2022-01-30T21:06:21</dc:date>
            </office:change-info>
            <text:p text:style-name="P5"/>
            <text:p text:style-name="P5"/>
            <text:p text:style-name="P5"><draw:frame draw:style-name="fr1" draw:name="Image1" text:anchor-type="as-char" svg:width="1.0327in" svg:height="0.5189in" draw:z-index="0"><draw:image xlink:href="Pictures/1000824D00001B7200000DC6A027DED3D85215B1.svg" xlink:type="simple" xlink:show="embed" xlink:actuate="onLoad" loext:mime-type="image/svg+xml"/><draw:image xlink:href="Pictures/100002010000010A00000085C33CACC1D63FE2A7.png" xlink:type="simple" xlink:show="embed" xlink:actuate="onLoad"/></draw:frame></text:p>
            <text:p text:style-name="P13">Ozan Burak Eriçok</text:p>
            <text:p text:style-name="P13">Ph.D. Candidate</text:p>
            <text:p text:style-name="P14">Department of <text:span text:style-name="T23">Materials Science and Engineering</text:span></text:p>
            <text:p text:style-name="P13">University of California, Davis</text:p>
            <text:p text:style-name="P14"><text:span text:style-name="T23">95616</text:span>, <text:span text:style-name="T23">CA</text:span>, <text:span text:style-name="T23">USA</text:span></text:p>
            <text:p text:style-name="P14">Ph: +</text:p>
          </text:deletion>
        </text:changed-region>
        <text:changed-region xml:id="ct94272223663040" text:id="ct94272223663040">
          <text:deletion>
            <office:change-info>
              <dc:creator>Unknown Author</dc:creator>
              <dc:date>2020-12-27T17:19:06</dc:date>
            </office:change-info>
            <text:p text:style-name="P14"><text:span text:style-name="T22"/></text:p>
            <text:p text:style-name="P14"><text:span text:style-name="T22">Fax: +90 212 287 245690 212 359 7356</text:span></text:p>
          </text:deletion>
        </text:changed-region>
        <text:changed-region xml:id="ct94272226629280" text:id="ct94272226629280">
          <text:insertion>
            <office:change-info>
              <dc:creator>Unknown Author</dc:creator>
              <dc:date>2022-01-30T21:06:3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change-start text:change-id="ct94272226628720"/><text:change text:change-id="ct94272310264464"/><text:change text:change-id="ct94272224774720"/><text:change text:change-id="ct94272224793888"/><text:change text:change-id="ct94272224844256"/><text:change text:change-id="ct94272225226016"/><text:change text:change-id="ct94272225225712"/><text:change text:change-id="ct94272225229536"/><text:change text:change-id="ct94272225229312"/><text:change text:change-id="ct94272225222032"/><text:change text:change-id="ct94272225223152"/><text:change text:change-id="ct94272225229008"/><text:change text:change-id="ct94272225224832"/><text:change text:change-id="ct94272225142368"/><text:change text:change-id="ct94272225138928"/><text:change text:change-id="ct94272225235584"/><text:change text:change-id="ct94272225225200"/><text:change text:change-id="ct94272225238272"/><text:change text:change-id="ct94272225237200"/><text:change text:change-id="ct94272225149728"/><text:change text:change-id="ct94272225231200"/><text:change text:change-id="ct94272225145872"/><text:change text:change-id="ct94272225221776"/><text:change text:change-id="ct94272225234736"/><text:change text:change-id="ct94272225233504"/><text:change text:change-id="ct94272225242640"/><text:change text:change-id="ct94272225240832"/><text:change text:change-id="ct94272225246656"/><text:change text:change-id="ct94272225244800"/><text:change text:change-id="ct94272225250224"/><text:change text:change-id="ct94272225248288"/><text:change text:change-id="ct94272225255424"/><text:change text:change-id="ct94272225257056"/><text:change text:change-id="ct94272225058736"/><text:change text:change-id="ct94272225258992"/><text:change text:change-id="ct94272225161648"/><text:change text:change-id="ct94272225164128"/><text:change text:change-id="ct94272225161936"/><text:change text:change-id="ct94272225160544"/><text:change text:change-id="ct94272225259696"/><text:change text:change-id="ct94272225154160"/><text:change text:change-id="ct94272225264624"/><text:change text:change-id="ct94272225268320"/><text:change text:change-id="ct94272225269584"/><text:change text:change-id="ct94272225266432"/><text:change text:change-id="ct94272225273952"/><text:change text:change-id="ct94272225274720"/><text:change text:change-id="ct94272225153008"/><text:change text:change-id="ct94272225270576"/><text:change text:change-id="ct94272225167568"/><text:change text:change-id="ct94272225166960"/><text:change text:change-id="ct94272225181056"/><text:change text:change-id="ct94272225263248"/><text:change text:change-id="ct94272225180704"/><text:change text:change-id="ct94272225177424"/><text:change text:change-id="ct94272225174736"/><text:change text:change-id="ct94272225158432"/><text:change text:change-id="ct94272225263552"/><text:change text:change-id="ct94272225166624"/><text:change text:change-id="ct94272225186720"/><text:change text:change-id="ct94272225262144"/><text:change text:change-id="ct94272225194848"/><text:change text:change-id="ct94272225163760"/><text:change text:change-id="ct94272223663040"/><text:change-start text:change-id="ct94272226629280"/><text:span text:style-name="T6">Reviewer #1: I would begin by stating that this article pushed the boundaries of my understanding (in a good way) and that I learned a great deal by reading it. I appreciate the attention of the authors to provide sufficient background knowledge and general clarity of writing that someone in an adjacent field (Chemistry) was able to follow it reasonably well. A brief description of the work is that it explores the existing tools of quotient maps that are employed to simplify the configuration space that an energy landscape resides within. The authors examine how the energy landscape (EL) topology changes (in the context of the number of, and relationships between, critical points therein. During this process they introduce <text:line-break/><text:line-break/>Although the paper is very well written, it synthesizes a number of very complex and somewhat specialized concepts. I have a number of small questions that I think would help in clarification of the work and make it more accessible to the reader. It may be that these questions arise because I am in an adjacent field, however I suspect that they are relevant to those that work in glassy systems, materials scientists broadly, and even topological theorists who may not be used to thinking of EL and configuration spaces.<text:line-break/><text:line-break/>1)      Throughout the manuscript the authors make many implicit assumptions about the ability of the reader to take one concept and effectively connect it to another. I think a clarification in the writing would be very helpful. Here is an example:<text:line-break/>a.      The distribution of critical points associated with the PES is introduced in the context of the Topological Hypothesis on line 54-57 of page 1.<text:line-break/>b.      On line 46 of page 2, the authors first introduce how the critical points on the energy landscape are related to changes in the geometry of the physical system, and the notion that there is a "configuration space" that encompasses all possible geometries. In order for the physical system to move from one critical point to another, the system must change its geometry and that change must be allowed - meaning that the transition is through an "accessible region of the configuration space". Considering the energy landscape topology as a whole, the Topological Hypothesis is essentially stating that the distribution of critical points on the energy landscape means that there is a series of available geometries that can transform amongst themselves within the configuration space. Changes to the available geometries of the physical system (through varying the disk radii or other parameters) necessarily means that the location and number of critical points on the energy landscape<text:line-break/>also changes. It may also mean that the descriptors of the configuration space may change.  Yet the authors convey this entire series of complicated concepts in the following single sentence:<text:line-break/><text:line-break/>"The Topological Hypothesis effectively associates the topological changes indicated by critical points with geometric changes in the accessible region of the configuration space." <text:line-break/><text:line-break/>Perhaps I am being too simplistic, and I recognize the importance of brevity in writing, however I would state that linking these concepts more effectively throughout would be very useful. There are several other instances throughout the manuscript where a suite of complicated concepts are stated in a single sentence that if the reader does not appreciate, will be lost for several paragraphs. <text:line-break/><text:line-break/>2)      Additionally, after this point in the manuscript the authors use the terminology either explicitly or implicitly of critical points in the configuration space - when what they mean is the critical points of the energy landscape within the configuration space. For example:<text:line-break/><text:line-break/>"More specifically, this article is concerned with using explicit triangulations of the configuration space to study the action of quotient maps induced by symmetry groups on the number and distribution of critical points."<text:line-break/></text:span><text:soft-page-break/><text:span text:style-name="T6"><text:line-break/>3)      The authors introduce how the use of quotient maps may be used to reduce the degrees of freedom (or dimensionality) of the configuration space - in essence, using symmetry to find equivalence between different configurations, which in turn reduces the dimensionality of the energy landscape in that configuration space. They then introduce distance functions to help compare the resulting energy landscape topologies after this dimensionality reduction by quotienting. (I may not be stating this exactly correctly, but I think this is qualitatively correct). The configuration space after the dimensionality reduction through quotienting is referred to as the "quotient space" throughout the rest of the paper, as implied in Section 4:<text:line-break/><text:line-break/>"Depending on whether the space considered is the base configuration space or a quotient space, the distance could be defined between hard disk configurations or equivalence classes of configurations for given symmetry groups."<text:line-break/><text:line-break/>The change in terminology associated with different spaces is a bit confusing and I think should be clarified throughout the manuscript. <text:line-break/><text:line-break/>A few technical questions:<text:line-break/><text:line-break/>1)      Generally, a reverse map taking the reduced dimensions back to input space is not readily available using non-linear dimensionality reduction methods. Does this present issues with the use of ISOMAP?<text:line-break/>2)      Couldn't an enumeration approach also be used to estimate the minimum number of descriptors needed to maintain the embedding of the higher dimensional base configuration space? I admit that I found the descriptor portion of the paper to be the most confusing (I do not think I understand it correctly) and would recommend perhaps some illustrative figures be added to help the reader along (in appendix B)? I would like to review the paper again so that I can figure out how the descriptor portion of this paper actually works. <text:line-break/>3)      I do not find the data and code availability statements to be sufficient to enable transparency in the algorithm. It is becoming standard now to have a github repo that has both trial datasets and codes with good readme files to make it so that others can use an approach. I think this is very important and will push for this strongly. <text:line-break/><text:line-break/>In summary - I think this paper is of very high quality and that the approach is very creative, however the density of concepts and interconnections of very different mathematical constructs makes it a challenge for the reader to fully appreciate what is being done. I would recommend that the authors carefully try to put themselves in the seat of an audience that does not have their breadth of knowledge - clarifying definitions and language throughout.<text:line-break/><text:line-break/><text:line-break/><text:line-break/></text:span><text:change-end text:change-id="ct94272226628720"/><text:change-end text:change-id="ct942722266292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paragraph-properties fo:orphans="2" fo:widows="2" style:text-autospace="none"/>
      <style:text-properties fo:color="#000000" style:font-name="Calibri" fo:font-family="Calibri" style:font-family-generic="swiss" style:font-pitch="variable" fo:font-size="12pt" fo:language="en" fo:country="GB" style:font-name-asian="Calibri" style:font-family-asian="Calibri" style:font-family-generic-asian="swiss" style:font-pitch-asian="variable" style:font-size-asian="12pt" style:font-name-complex="Calibri" style:font-family-complex="Calibri" style:font-family-generic-complex="swiss" style:font-pitch-complex="variable" style:font-size-complex="12pt" style:language-complex="ar" style:country-complex="SA"/>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0T13:13:23.237472847</meta:creation-date>
    <dc:date>2022-01-30T21:06:47.508513899</dc:date>
    <meta:editing-duration>PT5H15M20S</meta:editing-duration>
    <meta:editing-cycles>28</meta:editing-cycles>
    <meta:generator>LibreOffice/6.0.7.3$Linux_X86_64 LibreOffice_project/00m0$Build-3</meta:generator>
    <meta:document-statistic meta:table-count="0" meta:image-count="1" meta:object-count="0" meta:page-count="2" meta:paragraph-count="1" meta:word-count="1054" meta:character-count="6630" meta:non-whitespace-character-count="5514"/>
  </office:meta>
</office:document-meta>
</file>